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Task.hasAttribute( Node node , String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coonTask.execute( CommandlineJava comman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CocoonTask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Task.setDynamicAttribut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Wrapper.ElementWrapper( Node parent , String chi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coonTask.setUrigroup( String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Task.setClasspath( Path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Task.createDynamicEle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Task.getLibDi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lementWrapper.createDynamicEle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Task.create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Wrapper.ElementWrapper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Wrapper.setDynamicAttribut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Task.getAttributeValue( Node node , String 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coonTask.run( Method 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coonTask.CocoonTas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coonTask.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